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#c0c0c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3" table:default-cell-style-name="ce10"/>
        <table:table-column table:style-name="co4" table:default-cell-style-name="ce9"/>
        <table:table-column table:style-name="co3" table:default-cell-style-name="ce14"/>
        <table:table-column table:style-name="co4" table:default-cell-style-name="ce9"/>
        <table:table-column table:style-name="co1" table:default-cell-style-name="ce9"/>
        <table:table-column table:style-name="co5" table:number-columns-repeated="3" table:default-cell-style-name="ce9"/>
        <table:table-column table:style-name="co1" table:default-cell-style-name="ce9"/>
        <table:table-column table:style-name="co3" table:default-cell-style-name="ce18"/>
        <table:table-column table:style-name="co6" table:default-cell-style-name="ce21"/>
        <table:table-column table:style-name="co4" table:default-cell-style-name="ce21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7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 table:number-rows-repeated="4">
          <table:table-cell table:number-columns-repeated="3"/>
          <table:table-cell table:style-name="ce5"/>
          <table:table-cell table:style-name="ce7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97]" office:value-type="float" office:value="556.4451">
            <text:p>556</text:p>
          </table:table-cell>
          <table:table-cell table:style-name="ce2" table:formula="of:=[.L97]" office:value-type="float" office:value="2740.2956">
            <text:p>2,740</text:p>
          </table:table-cell>
          <table:table-cell table:style-name="ce5" office:value-type="string">
            <text:p>‘&lt;- Anchor</text:p>
          </table:table-cell>
          <table:table-cell table:style-name="ce7"/>
          <table:table-cell table:number-columns-repeated="991"/>
        </table:table-row>
        <table:table-row table:style-name="ro1">
          <table:table-cell table:number-columns-repeated="4"/>
          <table:table-cell table:style-name="ce7" office:value-type="string">
            <text:p>glb_sel_mdl</text:p>
          </table:table-cell>
          <table:table-cell/>
          <table:table-cell table:style-name="ce11" office:value-type="string">
            <text:p>glb_fin_mdl</text:p>
          </table:table-cell>
          <table:table-cell table:style-name="ce15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7" office:value-type="string">
            <text:p>Script Name</text:p>
          </table:table-cell>
          <table:table-cell table:style-name="ce7" office:value-type="string">
            <text:p>glb_sel_mdl_id</text:p>
          </table:table-cell>
          <table:table-cell table:style-name="ce11" office:value-type="string">
            <text:p>VarImp</text:p>
          </table:table-cell>
          <table:table-cell table:style-name="ce7" office:value-type="string">
            <text:p>glb_fin_mdl_id</text:p>
          </table:table-cell>
          <table:table-cell table:style-name="ce7" office:value-type="string">
            <text:p>VarImp</text:p>
          </table:table-cell>
          <table:table-cell table:style-name="ce7"/>
          <table:table-cell table:style-name="ce11" office:value-type="string">
            <text:p>glb_category_var</text:p>
          </table:table-cell>
          <table:table-cell table:style-name="ce11" office:value-type="string">
            <text:p>err.abs.OOB.sum</text:p>
          </table:table-cell>
          <table:table-cell table:style-name="ce11" office:value-type="string">
            <text:p>err.abs.trn.sum</text:p>
          </table:table-cell>
          <table:table-cell table:style-name="ce11"/>
          <table:table-cell table:style-name="ce19" office:value-type="string">
            <text:p>Metric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Hhold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PKy</text:p>
          </table:table-cell>
          <table:table-cell office:value-type="float" office:value="4.48409">
            <text:p>4.48</text:p>
          </table:table-cell>
          <table:table-cell office:value-type="float" office:value="30.111">
            <text:p>30.11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4">
            <text:p>594.0000</text:p>
          </table:table-cell>
          <table:table-cell table:style-name="ce23" table:formula="of:=[.O16]/[.O44]" office:value-type="percentage" office:value="1.00507614213198">
            <text:p>100.51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41]/[.B12]" office:value-type="percentage" office:value="0.995463415887749">
            <text:p>99.55%</text:p>
          </table:table-cell>
          <table:table-cell table:style-name="ce4" table:formula="of:=[.L41]/[.C12]" office:value-type="percentage" office:value="0.993437583886935">
            <text:p>99.34%</text:p>
          </table:table-cell>
          <table:table-cell office:value-type="string">
            <text:p>Added Hhold.Fctr</text:p>
          </table:table-cell>
          <table:table-cell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Hhold.fctrPKn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MKy</text:p>
          </table:table-cell>
          <table:table-cell office:value-type="float" office:value="147.99114">
            <text:p>147.99</text:p>
          </table:table-cell>
          <table:table-cell office:value-type="float" office:value="786.75636">
            <text:p>786.76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7]/[.O4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Hhold.fctr</text:p>
          </table:table-cell>
          <table:table-cell office:value-type="string">
            <text:p>Gender.fctrM</text:p>
          </table:table-cell>
          <table:table-cell office:value-type="float" office:value="54.69569">
            <text:p>54.70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/>
          <table:table-cell office:value-type="string">
            <text:p>N</text:p>
          </table:table-cell>
          <table:table-cell office:value-type="float" office:value="41.07521">
            <text:p>41.08</text:p>
          </table:table-cell>
          <table:table-cell office:value-type="float" office:value="223.26005">
            <text:p>223.26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8]/[.O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Income.Fctr</text:p>
          </table:table-cell>
          <table:table-cell office:value-type="string">
            <text:p>Hhold.fctrMKy</text:p>
          </table:table-cell>
          <table:table-cell office:value-type="float" office:value="41.14175">
            <text:p>41.14</text:p>
          </table:table-cell>
          <table:table-cell office:value-type="string">
            <text:p>Gender.fctrM</text:p>
          </table:table-cell>
          <table:table-cell office:value-type="float" office:value="37.29871">
            <text:p>37.30</text:p>
          </table:table-cell>
          <table:table-cell/>
          <table:table-cell office:value-type="string">
            <text:p>SKy</text:p>
          </table:table-cell>
          <table:table-cell office:value-type="float" office:value="26.22211">
            <text:p>26.22</text:p>
          </table:table-cell>
          <table:table-cell office:value-type="float" office:value="96.15326">
            <text:p>96.15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74">
            <text:p>1,374.0000</text:p>
          </table:table-cell>
          <table:table-cell table:style-name="ce23" table:formula="of:=[.O19]/[.O47]" office:value-type="percentage" office:value="0.987068965517241">
            <text:p>98.7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/>
          <table:table-cell office:value-type="string">
            <text:p>SKn</text:p>
          </table:table-cell>
          <table:table-cell office:value-type="float" office:value="252.59011">
            <text:p>252.59</text:p>
          </table:table-cell>
          <table:table-cell office:value-type="float" office:value="1189.13447">
            <text:p>1,189.13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18">
            <text:p>18.0000</text:p>
          </table:table-cell>
          <table:table-cell table:style-name="ce23" table:formula="of:=[.O20]/[.O4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table:number-columns-repeated="2"/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/>
          <table:table-cell office:value-type="string">
            <text:p>MKn</text:p>
          </table:table-cell>
          <table:table-cell office:value-type="float" office:value="67.00962">
            <text:p>67.01</text:p>
          </table:table-cell>
          <table:table-cell office:value-type="float" office:value="321.82418">
            <text:p>321.82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 table:formula="of:=[.O21]/[.O4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 table:number-columns-repeated="2"/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/>
          <table:table-cell office:value-type="string">
            <text:p>PKn</text:p>
          </table:table-cell>
          <table:table-cell office:value-type="float" office:value="14.54846">
            <text:p>14.55</text:p>
          </table:table-cell>
          <table:table-cell office:value-type="float" office:value="75.07332">
            <text:p>75.07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168542">
            <text:p>0.5169</text:p>
          </table:table-cell>
          <table:table-cell table:style-name="ce23" table:formula="of:=[.O22]/[.O50]" office:value-type="percentage" office:value="1.03513958398882">
            <text:p>103.5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417112">
            <text:p>0.4417</text:p>
          </table:table-cell>
          <table:table-cell table:style-name="ce23" table:formula="of:=[.O23]/[.O51]" office:value-type="percentage" office:value="0.871978725600958">
            <text:p>87.2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24]/[.O5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6">
            <text:p>0.6000</text:p>
          </table:table-cell>
          <table:table-cell table:style-name="ce23" table:formula="of:=[.O25]/[.O53]" office:value-type="percentage" office:value="0.857142857142857">
            <text:p>85.71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26]/[.O5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6429">
            <text:p>0.4696</text:p>
          </table:table-cell>
          <table:table-cell table:style-name="ce23" table:formula="of:=[.O27]/[.O55]" office:value-type="percentage" office:value="0.998326637687512">
            <text:p>99.8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80792">
            <text:p>0.5581</text:p>
          </table:table-cell>
          <table:table-cell table:style-name="ce23" table:formula="of:=[.O28]/[.O56]" office:value-type="percentage" office:value="0.997544565413818">
            <text:p>99.7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612417">
            <text:p>0.5612</text:p>
          </table:table-cell>
          <table:table-cell table:style-name="ce23" table:formula="of:=[.O29]/[.O57]" office:value-type="percentage" office:value="1.02581828610052">
            <text:p>102.5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 table:formula="of:=[.O30]/[.O5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31]/[.O5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32]/[.O6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33]/[.O6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34]/[.O6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35]/[.O6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36]/[.O6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/>
          <table:table-cell table:style-name="ce23" table:formula="of:=[.O37]/[.O65]" office:value-type="percentage" office:value="0">
            <text:p>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552">
            <text:p>0.4655</text:p>
          </table:table-cell>
          <table:table-cell table:style-name="ce23" table:formula="of:=[.O38]/[.O66]" office:value-type="percentage" office:value="1.00934498384684">
            <text:p>100.93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678">
            <text:p>678</text:p>
          </table:table-cell>
          <table:table-cell table:style-name="ce23" table:formula="of:=[.O39]/[.O67]" office:value-type="percentage" office:value="2">
            <text:p>2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6:.K40])" office:value-type="float" office:value="553.92074">
            <text:p>553.92</text:p>
          </table:table-cell>
          <table:table-cell table:style-name="ce16" table:formula="of:=SUM([.L16:.L40])" office:value-type="float" office:value="2722.31264">
            <text:p>2,722.31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Incom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6.10528">
            <text:p>336.11</text:p>
          </table:table-cell>
          <table:table-cell office:value-type="float" office:value="1660.23197">
            <text:p>1,660.23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44]/[.O72]" office:value-type="percentage" office:value="1">
            <text:p>100.00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69]/[.B12]" office:value-type="percentage" office:value="1.00033377955885">
            <text:p>100.03%</text:p>
          </table:table-cell>
          <table:table-cell table:style-name="ce4" table:formula="of:=[.L69]/[.C12]" office:value-type="percentage" office:value="1.00118175572008">
            <text:p>100.12%</text:p>
          </table:table-cell>
          <table:table-cell office:value-type="string">
            <text:p>Added Income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3919">
            <text:p>12.44</text:p>
          </table:table-cell>
          <table:table-cell office:value-type="float" office:value="55.78403">
            <text:p>55.78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45]/[.O7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GlbFeatsCategory:Gender.fctr</text:p>
          </table:table-cell>
          <table:table-cell office:value-type="string">
            <text:p>YOB.Age.fctr^8</text:p>
          </table:table-cell>
          <table:table-cell office:value-type="float" office:value="46.5496">
            <text:p>46.55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/>
          <table:table-cell office:value-type="string">
            <text:p>F</text:p>
          </table:table-cell>
          <table:table-cell office:value-type="float" office:value="208.08636">
            <text:p>208.09</text:p>
          </table:table-cell>
          <table:table-cell office:value-type="float" office:value="1027.51796">
            <text:p>1,027.5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46]/[.O7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Gender.fctrF</text:p>
          </table:table-cell>
          <table:table-cell office:value-type="float" office:value="45.76022">
            <text:p>45.76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47]/[.O7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Income.fctr.Q</text:p>
          </table:table-cell>
          <table:table-cell office:value-type="float" office:value="36.15421">
            <text:p>36.15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48]/[.O7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Income.fctr.C</text:p>
          </table:table-cell>
          <table:table-cell office:value-type="float" office:value="27.35876">
            <text:p>27.36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 table:formula="of:=[.O49]/[.O7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7</text:p>
          </table:table-cell>
          <table:table-cell office:value-type="float" office:value="26.88924">
            <text:p>26.89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4993087">
            <text:p>0.4993</text:p>
          </table:table-cell>
          <table:table-cell table:style-name="ce23" table:formula="of:=[.O50]/[.O78]" office:value-type="percentage" office:value="0.981889537090314">
            <text:p>98.1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^6</text:p>
          </table:table-cell>
          <table:table-cell office:value-type="float" office:value="23.43049">
            <text:p>23.43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65619">
            <text:p>0.5066</text:p>
          </table:table-cell>
          <table:table-cell table:style-name="ce23" table:formula="of:=[.O51]/[.O79]" office:value-type="percentage" office:value="1.01617292848923">
            <text:p>101.6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52]/[.O8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53]/[.O8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54]/[.O8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55]/[.O8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594529">
            <text:p>0.5595</text:p>
          </table:table-cell>
          <table:table-cell table:style-name="ce23" table:formula="of:=[.O56]/[.O84]" office:value-type="percentage" office:value="0.989941909671122">
            <text:p>98.99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471161">
            <text:p>0.5471</text:p>
          </table:table-cell>
          <table:table-cell table:style-name="ce23" table:formula="of:=[.O57]/[.O85]" office:value-type="percentage" office:value="0.994562153760856">
            <text:p>99.4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 table:formula="of:=[.O58]/[.O8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59]/[.O8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 table:formula="of:=[.O60]/[.O8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61]/[.O8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62]/[.O9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 table:formula="of:=[.O63]/[.O9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64]/[.O9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5]/[.O9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66]/[.O9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67]/[.O95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44:.K68])" office:value-type="float" office:value="556.63083">
            <text:p>556.63</text:p>
          </table:table-cell>
          <table:table-cell table:style-name="ce16" table:formula="of:=SUM([.L44:.L68])" office:value-type="float" office:value="2743.53396">
            <text:p>2,743.5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3">
          <table:table-cell table:number-columns-repeated="3"/>
          <table:table-cell office:value-type="string">
            <text:p>Votes_Gender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35.7465">
            <text:p>335.75</text:p>
          </table:table-cell>
          <table:table-cell office:value-type="float" office:value="1658.78155">
            <text:p>1,658.78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3" table:formula="of:=[.O72]/[.O101]" office:value-type="percentage" office:value="0.991610738255034">
            <text:p>99.16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3">
          <table:table-cell/>
          <table:table-cell table:style-name="ce4" table:formula="of:=[.K97]/[.B12]" office:value-type="percentage" office:value="1">
            <text:p>100.00%</text:p>
          </table:table-cell>
          <table:table-cell table:style-name="ce4" table:formula="of:=[.L97]/[.C12]" office:value-type="percentage" office:value="1">
            <text:p>100.00%</text:p>
          </table:table-cell>
          <table:table-cell office:value-type="string">
            <text:p>GlbFeatsCategory:Gender.fctr</text:p>
          </table:table-cell>
          <table:table-cell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Gender.fctrM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N</text:p>
          </table:table-cell>
          <table:table-cell office:value-type="float" office:value="12.4223">
            <text:p>12.42</text:p>
          </table:table-cell>
          <table:table-cell office:value-type="float" office:value="55.79735">
            <text:p>55.80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73]/[.O102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Gender.Fctr</text:p>
          </table:table-cell>
          <table:table-cell office:value-type="string">
            <text:p>YOB.Age.fctr(35,40]</text:p>
          </table:table-cell>
          <table:table-cell office:value-type="float" office:value="63.00637">
            <text:p>63.01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/>
          <table:table-cell office:value-type="string">
            <text:p>F</text:p>
          </table:table-cell>
          <table:table-cell office:value-type="float" office:value="208.2763">
            <text:p>208.28</text:p>
          </table:table-cell>
          <table:table-cell office:value-type="float" office:value="1025.7167">
            <text:p>1,025.72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74]/[.O10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Gender.fctrF</text:p>
          </table:table-cell>
          <table:table-cell office:value-type="float" office:value="61.13097">
            <text:p>61.13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5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75]/[.O104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Default"/>
          <table:table-cell office:value-type="string">
            <text:p>YOB.Age.fctr(30,35]</text:p>
          </table:table-cell>
          <table:table-cell office:value-type="float" office:value="50.19803">
            <text:p>50.20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5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76]/[.O105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office:value-type="string">
            <text:p>YOB.Age.fctr(65,90]</text:p>
          </table:table-cell>
          <table:table-cell office:value-type="float" office:value="29.71975">
            <text:p>29.72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18.43062">
            <text:p>18.43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5"/>
          <table:table-cell table:style-name="ce6" office:value-type="string">
            <text:p>max.AUCpROC.OOB:glb_sel_mdl</text:p>
          </table:table-cell>
          <table:table-cell office:value-type="float" office:value="0.5085182">
            <text:p>0.5085</text:p>
          </table:table-cell>
          <table:table-cell table:style-name="ce23" table:formula="of:=[.O78]/[.O107]" office:value-type="percentage" office:value="1.0170364">
            <text:p>101.7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20,25]</text:p>
          </table:table-cell>
          <table:table-cell office:value-type="float" office:value="10.8794">
            <text:p>10.88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5"/>
          <table:table-cell office:value-type="string">
            <text:p>max.AUCROCR.OOB:glb_sel_mdl</text:p>
          </table:table-cell>
          <table:table-cell office:value-type="float" office:value="0.4984997">
            <text:p>0.4985</text:p>
          </table:table-cell>
          <table:table-cell table:style-name="ce23" table:formula="of:=[.O79]/[.O108]" office:value-type="percentage" office:value="0.998204832155311">
            <text:p>99.82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3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0.7">
            <text:p>0.7000</text:p>
          </table:table-cell>
          <table:table-cell table:style-name="ce23" table:formula="of:=[.O80]/[.O109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0.7">
            <text:p>0.7000</text:p>
          </table:table-cell>
          <table:table-cell table:style-name="ce23" table:formula="of:=[.O81]/[.O110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0.7">
            <text:p>0.7000</text:p>
          </table:table-cell>
          <table:table-cell table:style-name="ce23" table:formula="of:=[.O82]/[.O111]" office:value-type="percentage" office:value="0.7">
            <text:p>7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704301">
            <text:p>0.4704</text:p>
          </table:table-cell>
          <table:table-cell table:style-name="ce23" table:formula="of:=[.O83]/[.O112]" office:value-type="percentage" office:value="1.00144587269551">
            <text:p>100.14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651371">
            <text:p>0.5651</text:p>
          </table:table-cell>
          <table:table-cell table:style-name="ce23" table:formula="of:=[.O84]/[.O113]" office:value-type="percentage" office:value="1.07649508894454">
            <text:p>107.65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501075">
            <text:p>0.5501</text:p>
          </table:table-cell>
          <table:table-cell table:style-name="ce23" table:formula="of:=[.O85]/[.O114]" office:value-type="percentage" office:value="1.04301837553003">
            <text:p>104.3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87]/[.O11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89]/[.O118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90]/[.O119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4"/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92]/[.O12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3]/[.O12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94]/[.O123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95]/[.O124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72:.K96])" office:value-type="float" office:value="556.4451">
            <text:p>556.45</text:p>
          </table:table-cell>
          <table:table-cell table:style-name="ce16" table:formula="of:=SUM([.L72:.L96])" office:value-type="float" office:value="2740.2956">
            <text:p>2,740.3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2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Votes_YOB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(30,35]</text:p>
          </table:table-cell>
          <table:table-cell office:value-type="float" office:value="49.95418">
            <text:p>49.95</text:p>
          </table:table-cell>
          <table:table-cell office:value-type="float" office:value="285.0504">
            <text:p>285.05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6">
            <text:p>596.0000</text:p>
          </table:table-cell>
          <table:table-cell table:style-name="ce23" table:formula="of:=[.O101]/[.O129]" office:value-type="percentage" office:value="1.00846023688663">
            <text:p>100.85%</text:p>
          </table:table-cell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26]/[.B12]" office:value-type="percentage" office:value="1.00591652258237">
            <text:p>100.59%</text:p>
          </table:table-cell>
          <table:table-cell table:style-name="ce4" table:formula="of:=[.L126]/[.C12]" office:value-type="percentage" office:value="1.0110688788465">
            <text:p>101.11%</text:p>
          </table:table-cell>
          <table:table-cell office:value-type="string">
            <text:p>GlbFeatsCategory:YOB.Age.fctr</text:p>
          </table:table-cell>
          <table:table-cell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YOB.Age.fctr(35,40]</text:p>
          </table:table-cell>
          <table:table-cell table:style-name="ce12" office:value-type="float" office:value="100">
            <text:p>100.00</text:p>
          </table:table-cell>
          <table:table-cell/>
          <table:table-cell office:value-type="string">
            <text:p>(15,20]</text:p>
          </table:table-cell>
          <table:table-cell office:value-type="float" office:value="96.777">
            <text:p>96.78</text:p>
          </table:table-cell>
          <table:table-cell office:value-type="float" office:value="377.8209">
            <text:p>377.82</text:p>
          </table:table-cell>
          <table:table-cell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3" table:formula="of:=[.O102]/[.O130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Added YOB.Age.fctr</text:p>
          </table:table-cell>
          <table:table-cell office:value-type="string">
            <text:p>YOB.Age.fctr(65,90]</text:p>
          </table:table-cell>
          <table:table-cell office:value-type="float" office:value="67.88624">
            <text:p>67.89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/>
          <table:table-cell office:value-type="string">
            <text:p>(50,65]</text:p>
          </table:table-cell>
          <table:table-cell office:value-type="float" office:value="29.41077">
            <text:p>29.41</text:p>
          </table:table-cell>
          <table:table-cell office:value-type="float" office:value="339.4045">
            <text:p>339.40</text:p>
          </table:table-cell>
          <table:table-cell/>
          <table:table-cell office:value-type="string">
            <text:p>OOBobs errors</text:p>
          </table:table-cell>
          <table:table-cell table:style-name="ce22" office:value-type="string">
            <text:p>N/A</text:p>
          </table:table-cell>
          <table:table-cell table:style-name="ce23" table:formula="of:=[.O103]/[.O131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30,35]</text:p>
          </table:table-cell>
          <table:table-cell office:value-type="float" office:value="62.33358">
            <text:p>62.33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/>
          <table:table-cell office:value-type="string">
            <text:p>(25,30]</text:p>
          </table:table-cell>
          <table:table-cell office:value-type="float" office:value="54.82155">
            <text:p>54.82</text:p>
          </table:table-cell>
          <table:table-cell office:value-type="float" office:value="331.8715">
            <text:p>331.87</text:p>
          </table:table-cell>
          <table:table-cell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3" table:formula="of:=[.O104]/[.O132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office:value-type="string">
            <text:p>YOB.Age.fctr(15,20]</text:p>
          </table:table-cell>
          <table:table-cell office:value-type="float" office:value="31.49143">
            <text:p>31.49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/>
          <table:table-cell office:value-type="string">
            <text:p>(20,25]</text:p>
          </table:table-cell>
          <table:table-cell office:value-type="float" office:value="68.76206">
            <text:p>68.76</text:p>
          </table:table-cell>
          <table:table-cell office:value-type="float" office:value="431.616">
            <text:p>431.62</text:p>
          </table:table-cell>
          <table:table-cell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3" table:formula="of:=[.O105]/[.O133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40,50]</text:p>
          </table:table-cell>
          <table:table-cell office:value-type="float" office:value="65.76206">
            <text:p>65.76</text:p>
          </table:table-cell>
          <table:table-cell office:value-type="float" office:value="430.5293">
            <text:p>430.53</text:p>
          </table:table-cell>
          <table:table-cell/>
          <table:table-cell office:value-type="string">
            <text:p>newobs dups/hints errors</text:p>
          </table:table-cell>
          <table:table-cell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NA</text:p>
          </table:table-cell>
          <table:table-cell office:value-type="float" office:value="73.23232">
            <text:p>73.23</text:p>
          </table:table-cell>
          <table:table-cell office:value-type="float" office:value="176.0559">
            <text:p>176.06</text:p>
          </table:table-cell>
          <table:table-cell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3" table:formula="of:=[.O107]/[.O135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65,90]</text:p>
          </table:table-cell>
          <table:table-cell office:value-type="float" office:value="34.23159">
            <text:p>34.23</text:p>
          </table:table-cell>
          <table:table-cell office:value-type="float" office:value="140.0883">
            <text:p>140.09</text:p>
          </table:table-cell>
          <table:table-cell/>
          <table:table-cell office:value-type="string">
            <text:p>max.AUCROCR.OOB:glb_sel_mdl</text:p>
          </table:table-cell>
          <table:table-cell office:value-type="float" office:value="0.4993962">
            <text:p>0.4994</text:p>
          </table:table-cell>
          <table:table-cell table:style-name="ce23" table:formula="of:=[.O108]/[.O136]" office:value-type="percentage" office:value="1.01681835238745">
            <text:p>101.68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5"/>
          <table:table-cell office:value-type="string">
            <text:p>(35,40]</text:p>
          </table:table-cell>
          <table:table-cell office:value-type="float" office:value="86.78579">
            <text:p>86.79</text:p>
          </table:table-cell>
          <table:table-cell office:value-type="float" office:value="258.1908">
            <text:p>258.19</text:p>
          </table:table-cell>
          <table:table-cell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3" table:formula="of:=[.O109]/[.O137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3" table:formula="of:=[.O110]/[.O138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3" table:formula="of:=[.O111]/[.O13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7509">
            <text:p>0.4698</text:p>
          </table:table-cell>
          <table:table-cell table:style-name="ce23" table:formula="of:=[.O112]/[.O140]" office:value-type="percentage" office:value="0.999565277711578">
            <text:p>99.96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249788">
            <text:p>0.5250</text:p>
          </table:table-cell>
          <table:table-cell table:style-name="ce23" table:formula="of:=[.O113]/[.O141]" office:value-type="percentage" office:value="0.990283885298991">
            <text:p>99.03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74188">
            <text:p>0.5274</text:p>
          </table:table-cell>
          <table:table-cell table:style-name="ce23" table:formula="of:=[.O114]/[.O142]" office:value-type="percentage" office:value="0.995705629765138">
            <text:p>99.57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3" table:formula="of:=[.O116]/[.O144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3" table:formula="of:=[.O118]/[.O146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3" table:formula="of:=[.O119]/[.O147]" office:value-type="percentage" office:value="0">
            <text:p>#DIV/0!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3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3" table:formula="of:=[.O121]/[.O149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22]/[.O150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3" table:formula="of:=[.O123]/[.O151]" office:value-type="percentage" office:value="1">
            <text:p>100.00%</text:p>
          </table:table-cell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3" table:formula="of:=[.O124]/[.O152]" office:value-type="percentage" office:value="1">
            <text:p>100.00%</text:p>
          </table:table-cell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01:.K125])" office:value-type="float" office:value="559.73732">
            <text:p>559.74</text:p>
          </table:table-cell>
          <table:table-cell table:style-name="ce16" table:formula="of:=SUM([.L101:.L125])" office:value-type="float" office:value="2770.6276">
            <text:p>2,770.63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11" table:number-columns-repeated="4"/>
          <table:table-cell table:style-name="ce19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Baseline</text:p>
          </table:table-cell>
          <table:table-cell office:value-type="string">
            <text:p>All.X##rcv#glmnet</text:p>
          </table:table-cell>
          <table:table-cell/>
          <table:table-cell table:style-name="ce10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555.2957647">
            <text:p>555.30</text:p>
          </table:table-cell>
          <table:table-cell office:value-type="float" office:value="2772.5424799">
            <text:p>2,772.54</text:p>
          </table:table-cell>
          <table:table-cell/>
          <table:table-cell office:value-type="string">
            <text:p>OOBobs confusion matrix [DR]</text:p>
          </table:table-cell>
          <table:table-cell office:value-type="float" office:value="591">
            <text:p>591.0000</text:p>
          </table:table-cell>
          <table:table-cell table:style-name="ce24"/>
          <table:table-cell table:number-columns-repeated="2"/>
          <table:table-cell table:style-name="ce6"/>
          <table:table-cell table:number-columns-repeated="977"/>
        </table:table-row>
        <table:table-row table:style-name="ro1">
          <table:table-cell/>
          <table:table-cell table:style-name="ce4" table:formula="of:=[.K154]/[.B12]" office:value-type="percentage" office:value="0.997934503691379">
            <text:p>99.79%</text:p>
          </table:table-cell>
          <table:table-cell table:style-name="ce4" table:formula="of:=[.L154]/[.C12]" office:value-type="percentage" office:value="1.01176766473661">
            <text:p>101.18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2" office:value-type="float" office:value="100">
            <text:p>100.00</text:p>
          </table:table-cell>
          <table:table-cell table:style-name="ce10" office:value-type="string">
            <text:p>.rnorm</text:p>
          </table:table-cell>
          <table:table-cell table:style-name="ce12" office:value-type="float" office:value="0">
            <text:p>0.00</text:p>
          </table:table-cell>
          <table:table-cell table:number-columns-repeated="5"/>
          <table:table-cell office:value-type="string">
            <text:p>OOBobs confusion matrix [R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.pos</text:p>
          </table:table-cell>
          <table:table-cell office:value-type="float" office:value="0.2472607">
            <text:p>0.25</text:p>
          </table:table-cell>
          <table:table-cell office:value-type="string">
            <text:p>.pos</text:p>
          </table:table-cell>
          <table:table-cell office:value-type="float" office:value="100">
            <text:p>100.00</text:p>
          </table:table-cell>
          <table:table-cell table:number-columns-repeated="5"/>
          <table:table-cell office:value-type="string">
            <text:p>OOBobs errors</text:p>
          </table:table-cell>
          <table:table-cell table:style-name="ce22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R]</text:p>
          </table:table-cell>
          <table:table-cell office:value-type="float" office:value="1392">
            <text:p>1,392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fin confusion matrix [D]</text:p>
          </table:table-cell>
          <table:table-cell office:value-type="float" office:value="0">
            <text:p>0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newobs dups/hints errors</text:p>
          </table:table-cell>
          <table:table-cell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UCROCR.OOB:glb_sel_mdl</text:p>
          </table:table-cell>
          <table:table-cell office:value-type="float" office:value="0.4911361">
            <text:p>0.491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opt.prob.threshold.OOB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sel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opt.prob.threshold.fit:glb_fin_mdl</text:p>
          </table:table-cell>
          <table:table-cell office:value-type="float" office:value="1">
            <text:p>1.00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OOB:glb_sel_mdl</text:p>
          </table:table-cell>
          <table:table-cell office:value-type="float" office:value="0.4699552">
            <text:p>0.4700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sel_mdl</text:p>
          </table:table-cell>
          <table:table-cell office:value-type="float" office:value="0.5301296">
            <text:p>0.5301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96935">
            <text:p>0.5297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1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cluster_entropy</text:p>
          </table:table-cell>
          <table:table-cell table:style-name="ce18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10"/>
          <table:table-cell table:style-name="ce18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20" office:value-type="string">
            <text:p><text:span text:style-name="T1">predict.data.new</text:span><text:span text:style-name="T2">(Console)</text:span>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table:style-name="ce6" office:value-type="string">
            <text:p>extract.features_bind.DXM</text:p>
          </table:table-cell>
          <table:table-cell table:style-name="ce6" office:value-type="string">
            <text:p>N/A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Default"/>
          <table:table-cell table:number-columns-repeated="5"/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4"/>
          <table:table-cell table:style-name="ce27"/>
          <table:table-cell table:style-name="ce6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2"/>
          <table:table-cell table:style-name="ce26" table:number-columns-repeated="3"/>
          <table:table-cell table:style-name="ce25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8"/>
          <table:table-cell table:number-columns-repeated="9"/>
          <table:table-cell office:value-type="string">
            <text:p>Leaderboard sel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</text:p>
          </table:table-cell>
          <table:table-cell office:value-type="float" office:value="0.46121">
            <text:p>0.4612</text:p>
          </table:table-cell>
          <table:table-cell table:style-name="ce24"/>
          <table:table-cell/>
          <table:table-cell table:style-name="ce25"/>
          <table:table-cell table:style-name="ce18"/>
          <table:table-cell table:style-name="ce25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fin (Private) Rank</text:p>
          </table:table-cell>
          <table:table-cell table:style-name="ce6" office:value-type="float" office:value="339">
            <text:p>339</text:p>
          </table:table-cell>
          <table:table-cell table:style-name="ce24"/>
          <table:table-cell/>
          <table:table-cell table:style-name="ce25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5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2]/[.B$12]" office:value-type="percentage" office:value="1">
            <text:p>100.00%</text:p>
          </table:table-cell>
          <table:table-cell table:style-name="ce4" table:formula="of:=[.C$12]/[.C$12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6"/>
          <table:table-cell table:style-name="ce13"/>
          <table:table-cell table:number-columns-repeated="3"/>
          <table:table-cell table:style-name="ce15" office:value-type="string">
            <text:p>Total</text:p>
          </table:table-cell>
          <table:table-cell table:style-name="ce16" table:formula="of:=SUM([.K129:.K153])" office:value-type="float" office:value="555.2957647">
            <text:p>555.30</text:p>
          </table:table-cell>
          <table:table-cell table:style-name="ce16" table:formula="of:=SUM([.L129:.L153])" office:value-type="float" office:value="2772.5424799">
            <text:p>2,772.5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6" table:number-columns-repeated="2"/>
          <table:table-cell table:number-columns-repeated="4"/>
          <table:table-cell table:style-name="ce17" office:value-type="string">
            <text:p>N/A</text:p>
          </table:table-cell>
          <table:table-cell table:style-name="ce17" office:value-type="string">
            <text:p>N/A</text:p>
          </table:table-cell>
          <table:table-cell table:number-columns-repeated="984"/>
        </table:table-row>
        <table:table-row table:style-name="ro1" table:number-rows-repeated="1048420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7"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95.05561">
            <text:p>95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83.15714">
            <text:p>83.1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41.76722">
            <text:p>41.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5.0504">
            <text:p>285.0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7.8209">
            <text:p>377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9.4045">
            <text:p>339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31.8715">
            <text:p>331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31.616">
            <text:p>431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30.5293">
            <text:p>430.5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6.0559">
            <text:p>176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40.0883">
            <text:p>140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8.1908">
            <text:p>258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5,30]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0,25]</text:p>
          </table:table-cell>
          <table:table-cell office:value-type="float" office:value="429.2528">
            <text:p>429.2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0,35]</text:p>
          </table:table-cell>
          <table:table-cell office:value-type="float" office:value="282.7068">
            <text:p>282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40,50]</text:p>
          </table:table-cell>
          <table:table-cell office:value-type="float" office:value="425.9732">
            <text:p>425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25,30]</text:p>
          </table:table-cell>
          <table:table-cell office:value-type="float" office:value="327.2738">
            <text:p>327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35,40]</text:p>
          </table:table-cell>
          <table:table-cell office:value-type="float" office:value="256.9182">
            <text:p>256.9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65,90]</text:p>
          </table:table-cell>
          <table:table-cell office:value-type="float" office:value="139.0894">
            <text:p>139.0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15,20]</text:p>
          </table:table-cell>
          <table:table-cell office:value-type="float" office:value="371.3954">
            <text:p>371.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(50,65]</text:p>
          </table:table-cell>
          <table:table-cell office:value-type="float" office:value="335.1924">
            <text:p>335.1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A</text:p>
          </table:table-cell>
          <table:table-cell office:value-type="float" office:value="172.4936">
            <text:p>172.4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57.619903">
            <text:p>57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65,90]</text:p>
          </table:table-cell>
          <table:table-cell office:value-type="float" office:value="47.855029">
            <text:p>47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5,40]</text:p>
          </table:table-cell>
          <table:table-cell office:value-type="float" office:value="39.764448">
            <text:p>39.7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30,35]</text:p>
          </table:table-cell>
          <table:table-cell office:value-type="float" office:value="28.055497">
            <text:p>28.0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15,20]</text:p>
          </table:table-cell>
          <table:table-cell office:value-type="float" office:value="13.624122">
            <text:p>13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(20,25]</text:p>
          </table:table-cell>
          <table:table-cell office:value-type="float" office:value="7.391058">
            <text:p>7.39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58.78155">
            <text:p>1658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9735">
            <text:p>55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5.7167">
            <text:p>1025.7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77.15383">
            <text:p>77.1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Q</text:p>
          </table:table-cell>
          <table:table-cell office:value-type="float" office:value="30.61766">
            <text:p>30.6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8</text:p>
          </table:table-cell>
          <table:table-cell office:value-type="float" office:value="26.53818">
            <text:p>26.5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6</text:p>
          </table:table-cell>
          <table:table-cell office:value-type="float" office:value="15.63738">
            <text:p>15.64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^7</text:p>
          </table:table-cell>
          <table:table-cell office:value-type="float" office:value="12.97811">
            <text:p>12.9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94635">
            <text:p>11.9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M</text:p>
          </table:table-cell>
          <table:table-cell office:value-type="float" office:value="1660.23197">
            <text:p>1660.2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55.78403">
            <text:p>55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F</text:p>
          </table:table-cell>
          <table:table-cell office:value-type="float" office:value="1027.51796">
            <text:p>1027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PK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Hhold.fctrMKy</text:p>
          </table:table-cell>
          <table:table-cell office:value-type="float" office:value="40.07532">
            <text:p>40.0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M</text:p>
          </table:table-cell>
          <table:table-cell office:value-type="float" office:value="37.29871">
            <text:p>37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Gender.fctrF</text:p>
          </table:table-cell>
          <table:table-cell office:value-type="float" office:value="27.8724">
            <text:p>27.8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YOB.Age.fctr.L</text:p>
          </table:table-cell>
          <table:table-cell office:value-type="float" office:value="27.0221">
            <text:p>27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Income.fctr.C</text:p>
          </table:table-cell>
          <table:table-cell office:value-type="float" office:value="11.4193">
            <text:p>11.42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Ky</text:p>
          </table:table-cell>
          <table:table-cell office:value-type="float" office:value="30.111">
            <text:p>30.1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y</text:p>
          </table:table-cell>
          <table:table-cell office:value-type="float" office:value="786.75636">
            <text:p>786.7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N</text:p>
          </table:table-cell>
          <table:table-cell office:value-type="float" office:value="223.26005">
            <text:p>223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y</text:p>
          </table:table-cell>
          <table:table-cell office:value-type="float" office:value="96.15326">
            <text:p>9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SKn</text:p>
          </table:table-cell>
          <table:table-cell office:value-type="float" office:value="1189.13447">
            <text:p>1189.13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MKn</text:p>
          </table:table-cell>
          <table:table-cell office:value-type="float" office:value="321.82418">
            <text:p>321.8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  <table:table-row table:style-name="ro1">
          <table:table-cell office:value-type="string">
            <text:p>##</text:p>
          </table:table-cell>
          <table:table-cell office:value-type="string">
            <text:p>PKn</text:p>
          </table:table-cell>
          <table:table-cell office:value-type="float" office:value="75.07332">
            <text:p>75.0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5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18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6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sel_mdl</text:p>
          </table:table-cell>
        </table:table-row>
        <table:table-row table:style-name="ro1">
          <table:table-cell/>
          <table:table-cell table:style-name="ce6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6" office:value-type="string">
            <text:p>min.RMSE.OOB:glb_sel_mdl</text:p>
          </table:table-cell>
        </table:table-row>
        <table:table-row table:style-name="ro1">
          <table:table-cell/>
          <table:table-cell table:style-name="ce6" office:value-type="string">
            <text:p>min.RMSE.fit:glb_fin_mdl</text:p>
          </table:table-cell>
        </table:table-row>
        <table:table-row table:style-name="ro1">
          <table:table-cell/>
          <table:table-cell table:style-name="ce6" office:value-type="string">
            <text:p>max.R.sq.OOB:glb_sel_mdl</text:p>
          </table:table-cell>
        </table:table-row>
        <table:table-row table:style-name="ro1">
          <table:table-cell/>
          <table:table-cell table:style-name="ce6" office:value-type="string">
            <text:p>max.Adj.R.sq.fit:glb_fin_mdl</text:p>
          </table:table-cell>
        </table:table-row>
      </table:table>
      <table:database-ranges>
        <table:database-range table:target-range-address="stage.B99:stage.C1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5/27/2016</text:date>, <text:time>10:0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6_Classic_Edition$Unix OpenOffice.org_project/Patch 0</meta:generator>
    <dc:date>2016-05-27T10:05:50</dc:date>
    <dc:creator>Balaji Iyengar</dc:creator>
    <meta:editing-duration>PT1704H36M21S</meta:editing-duration>
    <meta:editing-cycles>530</meta:editing-cycles>
    <meta:document-statistic meta:table-count="3" meta:cell-count="957" meta:object-count="0"/>
    <meta:user-defined meta:name=""/>
  </office:meta>
</office:document-meta>
</file>